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13"/>
    <style:style style:name="P9" style:family="paragraph" style:parent-style-name="Text_20_body" style:list-style-name="L22"/>
    <style:style style:name="P10" style:family="paragraph" style:parent-style-name="Text_20_body" style:list-style-name="L61">
      <style:text-properties style:font-name="ArialMT" fo:font-size="12pt"/>
    </style:style>
    <style:style style:name="P11" style:family="paragraph" style:parent-style-name="Text_20_body" style:list-style-name="L22">
      <style:paragraph-properties fo:margin-top="0.111in" fo:margin-bottom="0.111in"/>
    </style:style>
    <style:style style:name="P12" style:family="paragraph" style:parent-style-name="Text_20_body" style:list-style-name="L22">
      <style:paragraph-properties fo:margin-top="0.111in" fo:margin-bottom="0.111in"/>
      <style:text-properties fo:color="#000000"/>
    </style:style>
    <style:style style:name="P13" style:family="paragraph" style:parent-style-name="Text_20_body" style:list-style-name="L22">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3.5</text:p>
      <text:list xml:id="list3744607762002469373" text:style-name="L1">
        <text:list-item>
          <text:p text:style-name="P15">made the 'step-by' buttons radio buttons so that it is clear what the current step size is.<text:line-break/></text:p>
        </text:list-item>
        <text:list-item>
          <text:p text:style-name="P15">removed the automatic switch to the Lightcurve panel<text:line-break/></text:p>
        </text:list-item>
      </text:list>
      <text:p text:style-name="Standard">version 4.3.3</text:p>
      <text:list xml:id="list309488493035087352" text:style-name="L2">
        <text:list-item>
          <text:p text:style-name="P16">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4073919823834868926" text:style-name="L3">
        <text:list-item>
          <text:p text:style-name="P17">adds step size selection for the Y offset spinboxes<text:line-break/></text:p>
        </text:list-item>
        <text:list-item>
          <text:p text:style-name="P17">activates the 'show' checkbox on reference curves so that the reference curve display can be turned off – but it will still be active behind the scenes, just not visible.<text:line-break/></text:p>
        </text:list-item>
      </text:list>
      <text:p text:style-name="Standard">version 4.3.1</text:p>
      <text:list xml:id="list6760138598339926288" text:style-name="L4">
        <text:list-item>
          <text:p text:style-name="P18">fixes an error message that occurs during the initial installation of a version that has a change to the number of tabs in the GUI<text:line-break/></text:p>
        </text:list-item>
      </text:list>
      <text:p text:style-name="Standard">version 4.3.0</text:p>
      <text:list xml:id="list520478383199998672" text:style-name="L5">
        <text:list-item>
          <text:p text:style-name="P19">minor cosmetic cleanup to deal with Windows GUI differences (I hope it works – this is always a frustrating and mysterious area)<text:line-break/></text:p>
        </text:list-item>
      </text:list>
      <text:p text:style-name="Standard">version 4.2.9</text:p>
      <text:list xml:id="list85379397435774295" text:style-name="L6">
        <text:list-item>
          <text:p text:style-name="P20">adds the lightcurve used to the report generated during the detectability analysis<text:line-break/></text:p>
        </text:list-item>
        <text:list-item>
          <text:p text:style-name="P20">automatically clears the effect of previous normailzation when the reference lightcurve is changed (or deselected)<text:line-break/></text:p>
        </text:list-item>
      </text:list>
      <text:p text:style-name="Standard">version 4.2.8</text:p>
      <text:list xml:id="list9198407841826623204" text:style-name="L7">
        <text:list-item>
          <text:p text:style-name="P21">fixes 'trim problem'<text:line-break/></text:p>
        </text:list-item>
        <text:list-item>
          <text:p text:style-name="P21">adds 'step by' buttons that change the smoothing interval spinbox step size.<text:line-break/></text:p>
        </text:list-item>
      </text:list>
      <text:p text:style-name="Standard">version 4.2.6</text:p>
      <text:list xml:id="list2339637269158918998" text:style-name="L8">
        <text:list-item>
          <text:p text:style-name="P22">tidies up the lightcurve panel a bit and changes color samples for target and reference curves.<text:line-break/></text:p>
        </text:list-item>
      </text:list>
      <text:p text:style-name="Standard">version 4.2.5</text:p>
      <text:list xml:id="list8892214212687135659" text:style-name="L9">
        <text:list-item>
          <text:p text:style-name="P23">completes implementation of the time shift (left/right shift) of the reference curve for normalization.<text:line-break/><text:soft-page-break/></text:p>
        </text:list-item>
        <text:list-item>
          <text:p text:style-name="P23">adds dot color samples next to the lightcurve titles.<text:line-break/></text:p>
        </text:list-item>
      </text:list>
      <text:p text:style-name="Standard">version 4.2.4</text:p>
      <text:list xml:id="list5798571385162864816" text:style-name="L10">
        <text:list-item>
          <text:p text:style-name="P24">makes tab/panel order sticky<text:line-break/></text:p>
        </text:list-item>
        <text:list-item>
          <text:p text:style-name="P24">analysis tab always opens first, but automatic switch to Lightcurves tab occurs upon file read.<text:line-break/></text:p>
        </text:list-item>
        <text:list-item>
          <text:p text:style-name="P24">'target' lightcurve cannot no longer be moved up or down. If there is an overlapping lightcurve, move the non-target lightcurve to clear the overlap.<text:line-break/></text:p>
        </text:list-item>
      </text:list>
      <text:p text:style-name="Standard">version 4.2.3</text:p>
      <text:list xml:id="list7785509367951966653" text:style-name="L11">
        <text:list-item>
          <text:p text:style-name="P25">fixes block integration that was broken by the new lightcurve selection code.<text:line-break/></text:p>
        </text:list-item>
        <text:list-item>
          <text:p text:style-name="P2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744430218566752652" text:style-name="L12">
        <text:list-item>
          <text:p text:style-name="P26">adds logging/reporting of the curve (if any) used for normalization and the smoothing interval used.<text:line-break/> </text:p>
        </text:list-item>
      </text:list>
      <text:p text:style-name="Standard">version 4.2.2</text:p>
      <text:list xml:id="list1864590276816027382" text:style-name="L13">
        <text:list-item>
          <text:p text:style-name="P27">adds a new tab/panel for controlling the display of lightcurves. From the 'help button' on that tab:</text:p>
          <text:p text:style-name="P27"/>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text:soft-page-break/>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698950120" text:continue-numbering="true" text:style-name="L13">
        <text:list-item>
          <text:p text:style-name="P27">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7">added (back again) a spinbox on the Setting/Misc. Tab that allows the dot size used in lightcurve plots to be changed.<text:line-break/></text:p>
        </text:list-item>
      </text:list>
      <text:p text:style-name="Standard">version 4.2.1</text:p>
      <text:list xml:id="list2396751250388654337" text:style-name="L14">
        <text:list-item>
          <text:p text:style-name="P28">fixed final report showing NE3 stuff even when NE3 not in use was checked.<text:line-break/></text:p>
        </text:list-item>
      </text:list>
      <text:p text:style-name="Standard">version 4.2.0</text:p>
      <text:list xml:id="list7011792417008357148" text:style-name="L15">
        <text:list-item>
          <text:p text:style-name="P29">improves annotation on <text:span text:style-name="T20">Detectability</text:span> plots by including the magDrop information.<text:line-break/></text:p>
        </text:list-item>
        <text:list-item>
          <text:p text:style-name="P29">eliminates the display of negative drops in the False-Positive histogram<text:line-break/> </text:p>
        </text:list-item>
      </text:list>
      <text:p text:style-name="Standard">version 4.1.9</text:p>
      <text:list xml:id="list3085145859676836318" text:style-name="L16">
        <text:list-item>
          <text:p text:style-name="P30">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823382668023561839" text:style-name="L17">
        <text:list-item>
          <text:p text:style-name="P31">adds option to write sample light-curve from detectability analysis to a csv file that be imported to PyOTE.<text:line-break/></text:p>
        </text:list-item>
      </text:list>
      <text:p text:style-name="Standard">version 4.1.7</text:p>
      <text:list xml:id="list4188789169165594019" text:style-name="L18">
        <text:list-item>
          <text:p text:style-name="P32">adds the requirement to specify an observation duration when doing a detectability test<text:line-break/></text:p>
        </text:list-item>
        <text:list-item>
          <text:p text:style-name="P32">during a detectability test, if a detectable event was found, a sample light-curve showing such an event is plotted, otherwise the normal False-Positive plot will be shown.<text:line-break/></text:p>
        </text:list-item>
      </text:list>
      <text:p text:style-name="Standard">version 4.1.6</text:p>
      <text:list xml:id="list7628663051053759034" text:style-name="L19">
        <text:list-item>
          <text:p text:style-name="P33">reenables Cholesky failure messages (disabled for testing)<text:line-break/></text:p>
        </text:list-item>
        <text:list-item>
          <text:p text:style-name="P33">Adds test to detectability routine so that the user cannot give an event duration that requires more points than are available in the observation.<text:line-break/></text:p>
        </text:list-item>
      </text:list>
      <text:p text:style-name="Standard">version 4.1.5</text:p>
      <text:list xml:id="list5545540767948289531" text:style-name="L20">
        <text:list-item>
          <text:p text:style-name="P34"><text:soft-page-break/>changed error bar calculation reporting so that the the value reported in the containment interval report matches that reported in the Excel final report when there is no asymmetry present.</text:p>
          <text:p text:style-name="P34"/>
        </text:list-item>
      </text:list>
      <text:p text:style-name="Standard">version 4.1.4</text:p>
      <text:list xml:id="list7972929888445492502" text:style-name="L21">
        <text:list-item>
          <text:p text:style-name="P35">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7110266410155939183" text:style-name="L22">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text:soft-page-break/>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942808747808790269" text:style-name="L23">
        <text:list-header>
          <text:p text:style-name="P36"/>
        </text:list-header>
      </text:list>
      <text:p text:style-name="Standard">version 4.1.2</text:p>
      <text:list xml:id="list2253785597972847123" text:style-name="L24">
        <text:list-item>
          <text:p text:style-name="P37">fixes bug when D only search has been selected<text:line-break/></text:p>
        </text:list-item>
      </text:list>
      <text:p text:style-name="Standard">version 4.1.1</text:p>
      <text:list xml:id="list7811000696695980552" text:style-name="L25">
        <text:list-item>
          <text:p text:style-name="P38">fixes bug where signal columns beyond four were being read <text:s/>as duplicates of column 5.<text:line-break/></text:p>
        </text:list-item>
      </text:list>
      <text:p text:style-name="Standard">version 4.1.0</text:p>
      <text:list xml:id="list5181312934180370940" text:style-name="L26">
        <text:list-item>
          <text:p text:style-name="P3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632343705179893508" text:style-name="L27">
        <text:list-item>
          <text:p text:style-name="P40">fixes issue where PyOTE could not read files that it had written.<text:line-break/></text:p>
        </text:list-item>
      </text:list>
      <text:p text:style-name="Standard">version 4.0.8</text:p>
      <text:list xml:id="list3394949986247893938" text:style-name="L28">
        <text:list-item>
          <text:p text:style-name="P41">fixes bug (introduced by a misspelling in version 4.0.7) that kept csv files with more than four apertures from runnig.<text:line-break/></text:p>
        </text:list-item>
      </text:list>
      <text:p text:style-name="Standard">version 4.0.7</text:p>
      <text:list xml:id="list7502353669673602024" text:style-name="L29">
        <text:list-item>
          <text:p text:style-name="P4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text:soft-page-break/>version 4.0.6</text:p>
      <text:list xml:id="list73479382245778768" text:style-name="L30">
        <text:list-item>
          <text:p text:style-name="P43">minor GUI changes<text:line-break/></text:p>
        </text:list-item>
      </text:list>
      <text:p text:style-name="Standard">version 4.0.5</text:p>
      <text:list xml:id="list5592084813960566040" text:style-name="L31">
        <text:list-item>
          <text:p text:style-name="P44">if you click outside the light-curve, the closest point will be toggled (so you don't have to zoom in to select the leftmost or rightmost point in a light-curve.<text:line-break/></text:p>
        </text:list-item>
        <text:list-item>
          <text:p text:style-name="P44">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2399919623958267452" text:style-name="L32">
        <text:list-item>
          <text:p text:style-name="P45">a few GUI changes<text:line-break/></text:p>
        </text:list-item>
        <text:list-item>
          <text:p text:style-name="P45">removed the Use as secondary check box. Now if secondary curve is selected (spinner is non-zero), it will be used automatically.<text:line-break/></text:p>
        </text:list-item>
      </text:list>
      <text:p text:style-name="Standard">version 4.0.3</text:p>
      <text:list xml:id="list4229528595169496808" text:style-name="L33">
        <text:list-item>
          <text:p text:style-name="P46">implements a major GUI change: uses tabbed folders to group buttons and other controls. <text:line-break/></text:p>
        </text:list-item>
        <text:list-item>
          <text:p text:style-name="P4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4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5886127927579556698" text:style-name="L34">
        <text:list-item>
          <text:p text:style-name="P47">removed a debug print statement that was inadvertently left in. It is responsible for the “mouse event” messages polluting the log file.<text:line-break/></text:p>
        </text:list-item>
      </text:list>
      <text:p text:style-name="Standard">version 4.0.1</text:p>
      <text:list xml:id="list8638513003322496426" text:style-name="L35">
        <text:list-item>
          <text:p text:style-name="P4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907228098832663404" text:style-name="L36">
        <text:list-item>
          <text:p text:style-name="P4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text:soft-page-break/>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865616731119282468" text:style-name="L37">
        <text:list-item>
          <text:p text:style-name="P5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794865277654075291" text:style-name="L38">
        <text:list-item>
          <text:p text:style-name="P51">one more attempt to solve the gui sizing issue.<text:line-break/></text:p>
        </text:list-item>
        <text:list-item>
          <text:p text:style-name="P51">'sticky' settings are back but are now stored in <text:span text:style-name="T15">pyote.ini</text:span> instead of the<text:line-break/> obscure <text:span text:style-name="T15">simple-ote.ini<text:line-break/></text:span></text:p>
        </text:list-item>
      </text:list>
      <text:p text:style-name="Standard">version 3.9.7</text:p>
      <text:list xml:id="list8835761176580230862" text:style-name="L39">
        <text:list-item>
          <text:p text:style-name="P5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3126140660310627418" text:style-name="L40">
        <text:list-item>
          <text:p text:style-name="P5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869911361379650246" text:style-name="L41">
        <text:list-item>
          <text:p text:style-name="P5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text:soft-page-break/>If the duration step size is left unfilled or is zero, a single 'detectibility' calculation will be made as before.<text:line-break/></text:p>
        </text:list-item>
      </text:list>
      <text:p text:style-name="Standard">version 3.9.4</text:p>
      <text:list xml:id="list8000511051597420785" text:style-name="L42">
        <text:list-item>
          <text:p text:style-name="P55">attempts to fix over-size initial gui.<text:line-break/></text:p>
        </text:list-item>
      </text:list>
      <text:p text:style-name="Standard">version 3.9.3</text:p>
      <text:list xml:id="list3402920653207701364" text:style-name="L43">
        <text:list-item>
          <text:p text:style-name="P56">makes various improvements to the 'detectability' calculator to make it easier to use.<text:line-break/></text:p>
        </text:list-item>
      </text:list>
      <text:p text:style-name="Standard">version 3.9.2</text:p>
      <text:list xml:id="list8577404624169678350" text:style-name="L44">
        <text:list-item>
          <text:p text:style-name="P57">adds a 'detectability' calculator for use in pre-planning event observation.<text:line-break/></text:p>
        </text:list-item>
        <text:list-item>
          <text:p text:style-name="P5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951250280474989405" text:style-name="L45">
        <text:list-item>
          <text:p text:style-name="P58">adds an snr calculation to the <text:span text:style-name="T17">Calc baseline stats</text:span> button.<text:line-break/></text:p>
        </text:list-item>
      </text:list>
      <text:p text:style-name="Standard">version 3.9.0</text:p>
      <text:list xml:id="list5581921668966918311" text:style-name="L46">
        <text:list-item>
          <text:p text:style-name="P59">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2704485252194157723" text:style-name="L47">
        <text:list-item>
          <text:p text:style-name="P60">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9031009440019455442" text:style-name="L48">
        <text:list-item>
          <text:p text:style-name="P61">fixed a bug that sometimes kept events that contained a single point at the bottom from producing a report.<text:line-break/></text:p>
        </text:list-item>
      </text:list>
      <text:p text:style-name="Standard">version 3.8.7</text:p>
      <text:list xml:id="list4725495914987730019" text:style-name="L49">
        <text:list-item>
          <text:p text:style-name="P6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3289833374940952745" text:style-name="L50">
        <text:list-item>
          <text:p text:style-name="P63">checks for only a single light-curve in the csv file which was causing a 'list index out of range' error message<text:line-break/></text:p>
        </text:list-item>
      </text:list>
      <text:p text:style-name="Standard">version 3.8.5</text:p>
      <text:list xml:id="list4011276937300576678" text:style-name="L51">
        <text:list-item>
          <text:p text:style-name="P64">changed the way QGridLayout was referenced.<text:line-break/><text:soft-page-break/></text:p>
        </text:list-item>
      </text:list>
      <text:p text:style-name="Standard">version 3.8.4</text:p>
      <text:list xml:id="list1198584301921167543" text:style-name="L52">
        <text:list-item>
          <text:p text:style-name="P6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5"/>
        </text:list-item>
      </text:list>
      <text:p text:style-name="Standard">version 3.8.3</text:p>
      <text:list xml:id="list5019736788476069103" text:style-name="L53">
        <text:list-item>
          <text:p text:style-name="P66">adds display of light-curve name (if available in the csv file) to the curve-to-be-analyzed and the normalization curve next to their selection spinners.<text:line-break/></text:p>
        </text:list-item>
      </text:list>
      <text:p text:style-name="Standard">version 3.8.2</text:p>
      <text:list xml:id="list1721601345721222622" text:style-name="L54">
        <text:list-item>
          <text:p text:style-name="P67">3.7.5 introduced a scrollable GUI for small screens. Unfortunately, that caused resizing problem for all users. The version reverts back to the original GUI design.<text:line-break/></text:p>
        </text:list-item>
        <text:list-item>
          <text:p text:style-name="P6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5315988199768742634" text:style-name="L55">
        <text:list-item>
          <text:p text:style-name="P6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8015119582623140630" text:style-name="L56">
        <text:list-item>
          <text:p text:style-name="P69">adds a tutorial button to supply a quick-start for new or infrequent users.<text:line-break/></text:p>
        </text:list-item>
      </text:list>
      <text:p text:style-name="Standard">version 3.7.9</text:p>
      <text:list xml:id="list719911876478848611" text:style-name="L57">
        <text:list-item>
          <text:p text:style-name="P7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1627313546700995806" text:style-name="L58">
        <text:list-item>
          <text:p text:style-name="P71">added visible left, top, and bottom axes to main plot (with ticks to make easier to associate timestamp with point).<text:line-break/></text:p>
        </text:list-item>
      </text:list>
      <text:p text:style-name="Standard">version 3.7.7</text:p>
      <text:list xml:id="list6937053655326873208" text:style-name="L59">
        <text:list-item>
          <text:p text:style-name="P72">if timestamps are available in the csv file, they are used as x axis labels in the main plot.<text:line-break/></text:p>
        </text:list-item>
      </text:list>
      <text:p text:style-name="Standard"><text:soft-page-break/>version 3.7.6</text:p>
      <text:list xml:id="list7161748452735068826" text:style-name="L60">
        <text:list-item>
          <text:p text:style-name="P73">changed the way QMainWindow and Qapplication were referenced to accommodate the latest Anaconda version, which has reorganized where those modules are stored. </text:p>
          <text:p text:style-name="P73">This was causing a fatal startup error.<text:line-break/> </text:p>
        </text:list-item>
      </text:list>
      <text:p text:style-name="Standard">version 3.7.5</text:p>
      <text:list xml:id="list3501043532808139177" text:style-name="L61">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2388206989851507807" text:style-name="L62">
        <text:list-item>
          <text:p text:style-name="P7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646284251289957451" text:style-name="L63">
        <text:list-item>
          <text:p text:style-name="P75">adds code line needed by any Mac users that are running Big Sur<text:line-break/></text:p>
        </text:list-item>
      </text:list>
      <text:p text:style-name="Standard">version 3.7.2</text:p>
      <text:list xml:id="list2336193274446766917" text:style-name="L64">
        <text:list-item>
          <text:p text:style-name="P76">fixes bug that caused all analysis attempts to 'stall'</text:p>
        </text:list-item>
      </text:list>
      <text:p text:style-name="Standard"/>
      <text:p text:style-name="Standard">version 3.7.1</text:p>
      <text:list xml:id="list6469743931027818228" text:style-name="L65">
        <text:list-item>
          <text:p text:style-name="P77">fixed a bug in the r limb angle entry<text:line-break/></text:p>
        </text:list-item>
      </text:list>
      <text:p text:style-name="Standard">version 3.7.0</text:p>
      <text:list xml:id="list469856549739151827" text:style-name="L66">
        <text:list-item>
          <text:p text:style-name="P78">adds right-click help to ast speed label giving the equation to use if asteroid speed is not available but asteroid diameter and maximum duration are specified<text:line-break/></text:p>
        </text:list-item>
        <text:list-item>
          <text:p text:style-name="P78">adds suggestion to right-click help on penumbral fit checkbox for how to find the penumbral curve csv file that is provided for practice purposes.<text:line-break/></text:p>
        </text:list-item>
      </text:list>
      <text:p text:style-name="Standard">version 3.6.8</text:p>
      <text:list xml:id="list7401363525032584974" text:style-name="L67">
        <text:list-item>
          <text:p text:style-name="P79">adds modeling of off centerline observations to lightcurve calibration curve <text:soft-page-break/>generation<text:line-break/></text:p>
        </text:list-item>
      </text:list>
      <text:p text:style-name="Standard">version 3.6.7</text:p>
      <text:list xml:id="list2634273910366559434" text:style-name="L68">
        <text:list-item>
          <text:p text:style-name="P80">clarified the location of the Enable Manual Timestamp Entry checkbox in the pop-up message appears when there are no timestamps in the csv file.<text:line-break/></text:p>
        </text:list-item>
      </text:list>
      <text:p text:style-name="Standard">version 3.6.6</text:p>
      <text:list xml:id="list3307223230623244012" text:style-name="L69">
        <text:list-item>
          <text:p text:style-name="P8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023117842797170338" text:style-name="L70">
        <text:list-item>
          <text:p text:style-name="P8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4270178307885872645" text:style-name="L71">
        <text:list-item>
          <text:p text:style-name="P83">version 3.6.2 would open .xlsx Report file on Mac, but not Windows. This version attempts to fix that (Windows needs a different command to open a file).<text:line-break/></text:p>
        </text:list-item>
      </text:list>
      <text:p text:style-name="Standard">version 3.6.2</text:p>
      <text:list xml:id="list8235380956702350520" text:style-name="L72">
        <text:list-item>
          <text:p text:style-name="P8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669403696227408074" text:style-name="L73">
        <text:list-item>
          <text:p text:style-name="P8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7648413488907142012" text:style-name="L74">
        <text:list-item>
          <text:p text:style-name="P8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soft-pag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86"><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8072369811018681998" text:style-name="L75">
        <text:list-item>
          <text:p text:style-name="P87">fixed another bug in penumbral curve fit and removed diagnostic printouts.<text:line-break/></text:p>
        </text:list-item>
      </text:list>
      <text:p text:style-name="Standard">version 3.5.8</text:p>
      <text:list xml:id="list3096978948398283142" text:style-name="L76">
        <text:list-item>
          <text:p text:style-name="P88">fixed a number of bugs in the penumbral curve fit code<text:line-break/></text:p>
        </text:list-item>
      </text:list>
      <text:p text:style-name="Standard">version 3.5.7</text:p>
      <text:list xml:id="list1277919051601494189" text:style-name="L77">
        <text:list-item>
          <text:p text:style-name="P8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132398998480750841" text:style-name="L78">
        <text:list-item>
          <text:p text:style-name="P9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918841881588931353" text:style-name="L79">
        <text:list-item>
          <text:p text:style-name="P91"><text:soft-page-break/>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903446845880429894" text:style-name="L80">
        <text:list-item>
          <text:p text:style-name="P9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987213221079748051" text:style-name="L81">
        <text:list-item>
          <text:p text:style-name="P9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7042569159412509405" text:style-name="L82">
        <text:list-item>
          <text:p text:style-name="P9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331697726942400986" text:style-name="L83">
        <text:list-item>
          <text:p text:style-name="P95">Added additional references to the North American Excel Spreadsheet report in the new section of the final report that bangs on about the start-of-exposure timing convention.<text:line-break/></text:p>
        </text:list-item>
      </text:list>
      <text:p text:style-name="Standard">version 3.5.0</text:p>
      <text:list xml:id="list2436219500508908447" text:style-name="L84">
        <text:list-item>
          <text:p text:style-name="P9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6">NEW: when 'trims' have been placed, a 'write csv' process will honor those values and produce a 'trimmed' output file.<text:line-break/></text:p>
        </text:list-item>
        <text:list-item>
          <text:p text:style-name="P96">NEW: when a light curve has been 'normalized', the changed values are written <text:soft-page-break/>to the data table where, once again, a 'write csv' process will capture the results.<text:line-break/></text:p>
        </text:list-item>
        <text:list-item>
          <text:p text:style-name="P96">Added additional reminders that the start-of-exposure timestamp/timing convention is employed.</text:p>
        </text:list-item>
      </text:list>
      <text:p text:style-name="Standard"/>
      <text:p text:style-name="Standard">version 3.4.9</text:p>
      <text:list xml:id="list52163308309660235" text:style-name="L85">
        <text:list-item>
          <text:p text:style-name="P97">Added some explanatory language to the “Excel report” section regarding the proper interpretation of the 'false positive probability' number.<text:line-break/></text:p>
        </text:list-item>
      </text:list>
      <text:p text:style-name="Standard">version 3.4.8</text:p>
      <text:list xml:id="list8399237626692865132" text:style-name="L86">
        <text:list-item>
          <text:p text:style-name="P98">This version deals more realistically with high magDrop lightcurves by defining a 'limiting magDrop' as: <text:line-break/><text:line-break/><text:tab/>limMagDrop = 2.5 * log10( B / std(A) ) <text:line-break/><text:line-break/><text:tab/>std(A) is the noise level of A.</text:p>
          <text:p text:style-name="P9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929662562447395966" text:style-name="L87">
        <text:list-item>
          <text:p text:style-name="P99">Automatically loads the correct version of Adv2<text:line-break/></text:p>
        </text:list-item>
      </text:list>
      <text:p text:style-name="Standard">version 3.4.6</text:p>
      <text:list xml:id="list5654286950875522025" text:style-name="L88">
        <text:list-item>
          <text:p text:style-name="P100">Adds AAV Version 2 file as a type that can be read (important when Do OCR check is enabled)</text:p>
        </text:list-item>
      </text:list>
      <text:p text:style-name="Standard"/>
      <text:p text:style-name="Standard">version 3.4.5</text:p>
      <text:list xml:id="list8505067555099756710" text:style-name="L89">
        <text:list-item>
          <text:p text:style-name="P101"><text:soft-page-break/>Fixes block integration which was failing when more than 4 lightcurves were being processed.<text:line-break/></text:p>
        </text:list-item>
        <text:list-item>
          <text:p text:style-name="P101">Made use diff and Do OCR checkboxes sticky.<text:line-break/></text:p>
        </text:list-item>
      </text:list>
      <text:p text:style-name="Standard">version 3.4.4</text:p>
      <text:list xml:id="list4618118531483100012" text:style-name="L90">
        <text:list-item>
          <text:p text:style-name="P10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265840565215001657" text:style-name="L91">
        <text:list-item>
          <text:p text:style-name="P10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225405788246239493" text:style-name="L92">
        <text:list-item>
          <text:p text:style-name="P10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497449514577157741" text:style-name="L93">
        <text:list-item>
          <text:p text:style-name="P10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soft-page-break/><text:line-break/>To learn how to use the new procedure (which is a bit 'fiddly'), right-click on the penumbral fit checkbox --- be patient; play around.<text:line-break/> </text:p>
        </text:list-item>
      </text:list>
      <text:p text:style-name="Standard">version 3.4.0</text:p>
      <text:list xml:id="list8416464386627870016" text:style-name="L94">
        <text:list-item>
          <text:p text:style-name="P10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1586995460880089193" text:style-name="L95">
        <text:list-item>
          <text:p text:style-name="P107">Automatically installs cv2 if not already present. <text:s/>This package is needed for the new frame view feature.<text:line-break/></text:p>
        </text:list-item>
      </text:list>
      <text:p text:style-name="Standard">version 3.3.8</text:p>
      <text:list xml:id="list6699592547588763386" text:style-name="L96">
        <text:list-item>
          <text:p text:style-name="P10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913665637475243456" text:style-name="L97">
        <text:list-item>
          <text:p text:style-name="P109">A new button (View frame) with an associated spinner for entry of a frame number has been added:</text:p>
          <text:p text:style-name="P10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text:soft-page-break/>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7791847411206399270" text:style-name="L98">
        <text:list-item>
          <text:p text:style-name="P11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3276262395601196777" text:style-name="L99">
        <text:list-item>
          <text:p text:style-name="P11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7304984464079069665" text:style-name="L100">
        <text:list-item>
          <text:p text:style-name="P11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298012230694792508" text:style-name="L101">
        <text:list-item>
          <text:p text:style-name="P11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436937982864772901" text:style-name="L102">
        <text:list-item>
          <text:p text:style-name="P114">Changed main plot so that the scroll wheel only zooms the x axis.</text:p>
        </text:list-item>
        <text:list-item>
          <text:p text:style-name="P114">Changed lightcurve plot so that it conforms properly to 'start-of-exposure'.<text:line-break/></text:p>
        </text:list-item>
      </text:list>
      <text:p text:style-name="Standard">version 3.2.8</text:p>
      <text:list xml:id="list2476761886718053694" text:style-name="L103">
        <text:list-item>
          <text:p text:style-name="P115"><text:soft-page-break/>Changed font size in help files --- it was fine for Mac but too big for Win10<text:line-break/></text:p>
        </text:list-item>
      </text:list>
      <text:p text:style-name="Standard">version 3.2.7</text:p>
      <text:list xml:id="list4151811960028096930" text:style-name="L104">
        <text:list-item>
          <text:p text:style-name="P11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9104165478548586276" text:style-name="L105">
        <text:list-item>
          <text:p text:style-name="P117">This is a 'cosmetic' release --- there should be NO detectable differences from version 3.2.5 in terms of functionality.</text:p>
        </text:list-item>
        <text:list-item>
          <text:p text:style-name="P117">All python files were brought into compliance with PEP 8 coding standards. <text:s/>Only I care about that.</text:p>
        </text:list-item>
        <text:list-item>
          <text:p text:style-name="P11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7">All this 'cosmetic' work is in preparation for working on PyOTE issues again.<text:line-break/> </text:p>
        </text:list-item>
      </text:list>
      <text:p text:style-name="Standard">version 3.2.5</text:p>
      <text:list xml:id="list5202604104485507679" text:style-name="L106">
        <text:list-item>
          <text:p text:style-name="P11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148324828753155589" text:style-name="L107">
        <text:list-item>
          <text:p text:style-name="P119">Modified the test for newer version to accommodate the different strings returned by pip 18.1 and pip 19.0+</text:p>
        </text:list-item>
        <text:list-item>
          <text:p text:style-name="P119">Added ability to invoke PyOTE from PyMovie with an externally supplied csv file that is automatically opened.<text:line-break/></text:p>
        </text:list-item>
      </text:list>
      <text:p text:style-name="Standard">version 3.2.3</text:p>
      <text:list xml:id="list7744156845458983702" text:style-name="L108">
        <text:list-item>
          <text:p text:style-name="P12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0">Added support for the PyMovie csv format<text:line-break/></text:p>
        </text:list-item>
      </text:list>
      <text:p text:style-name="Standard">version 3.2.1</text:p>
      <text:list xml:id="list6582371998081430193" text:style-name="L109">
        <text:list-item>
          <text:p text:style-name="P12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text:soft-page-break/>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924075518652804882" text:style-name="L110">
        <text:list-item>
          <text:p text:style-name="P122">Changed GUI to better align text on min max edit boxes to avoid confusion.<text:line-break/></text:p>
        </text:list-item>
      </text:list>
      <text:p text:style-name="Standard">version 3.1.9</text:p>
      <text:list xml:id="list322040027011356451" text:style-name="L111">
        <text:list-item>
          <text:p text:style-name="P123">Fixed a bug in the test for a min/max solution search being constrained by a too large min value.<text:line-break/></text:p>
        </text:list-item>
      </text:list>
      <text:p text:style-name="Standard">version 3.1.8</text:p>
      <text:list xml:id="list6545619311706817986" text:style-name="L112">
        <text:list-item>
          <text:p text:style-name="P124">version 3.1.7 was released without an updated version history. <text:s/>Here is what was changed in 3.1.7:<text:line-break/></text:p>
        </text:list-item>
        <text:list-item>
          <text:p text:style-name="P12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299776104186833371" text:style-name="L113">
        <text:list-item>
          <text:p text:style-name="P125">Values entered in the Manual Timestamp Entry dialog box are now 'sticky', thus making corrections easy to do without requiring re-entry of all data. </text:p>
          <text:p text:style-name="P125"><text:line-break/>Also trapped is the case where a user has entered a custom frame time but failed to click the radio button indicating that it is to be used.<text:line-break/></text:p>
        </text:list-item>
      </text:list>
      <text:p text:style-name="Standard">version 3.1.5:</text:p>
      <text:list xml:id="list3709492227636135866" text:style-name="L114">
        <text:list-item>
          <text:p text:style-name="P12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text:soft-page-break/>longer.<text:line-break/></text:p>
        </text:list-item>
      </text:list>
      <text:p text:style-name="Standard">version 3.1.4:</text:p>
      <text:list xml:id="list9008144048281317537" text:style-name="L115">
        <text:list-item>
          <text:p text:style-name="P127">Fixed error in new dropped reading detection logic when light curve was processed in field mode.<text:line-break/></text:p>
        </text:list-item>
        <text:list-item>
          <text:p text:style-name="P127">Cleaned up some language in tooltips.<text:line-break/></text:p>
        </text:list-item>
      </text:list>
      <text:p text:style-name="Standard">version 3.1.3:</text:p>
      <text:list xml:id="list6968734365755321162" text:style-name="L116">
        <text:list-item>
          <text:p text:style-name="P12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8">Eliminated the 'entry num' column in the data matrix at the lower left of the GUI. The 'entry num' is unused and a possible source of confusion with the frame or field number for the unwary.<text:line-break/></text:p>
        </text:list-item>
        <text:list-item>
          <text:p text:style-name="P128">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994370135076608632" text:style-name="L117">
        <text:list-item>
          <text:p text:style-name="P12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192475827859667578" text:style-name="L118">
        <text:list-item>
          <text:p text:style-name="P13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0"><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305616895418854578" text:style-name="L119">
        <text:list-item>
          <text:p text:style-name="P13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2904657700679322100" text:style-name="L120">
        <text:list-item>
          <text:p text:style-name="P13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507348852478335180" text:style-name="L121">
        <text:list-item>
          <text:p text:style-name="P13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721906244256013437" text:style-name="L122">
        <text:list-item>
          <text:p text:style-name="P13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106995301087236977" text:style-name="L123">
        <text:list-item>
          <text:p text:style-name="P13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543744659797457926" text:style-name="L124">
        <text:list-item>
          <text:p text:style-name="P136">Disable the Accept integration button when user overrides an automatic block analysis with a manual block selection followed by a click on the Block integrate button.<text:line-break/></text:p>
        </text:list-item>
      </text:list>
      <text:p text:style-name="Standard">version 2.1.4:</text:p>
      <text:list xml:id="list7595371304139974197" text:style-name="L125">
        <text:list-item>
          <text:p text:style-name="P137">Corrected a bug that kept manual selection of block integration from being performed after a refusal to accept the automatic block analysis results.<text:line-break/></text:p>
        </text:list-item>
      </text:list>
      <text:p text:style-name="Standard">version 2.1.3:</text:p>
      <text:list xml:id="list2350857171807735618" text:style-name="L126">
        <text:list-item>
          <text:p text:style-name="P138">A minor change to how color bars are plotted when the automatic block integration feature is employed. <text:s/>The edges now appear between data points so <text:soft-page-break/>the bands are easier to see, particularly for 2 point block sizes.</text:p>
        </text:list-item>
      </text:list>
      <text:p text:style-name="Standard"/>
      <text:p text:style-name="Standard">version 2.1.2:</text:p>
      <text:list xml:id="list7035811871196538091" text:style-name="L127">
        <text:list-item>
          <text:p text:style-name="P13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180243921633950967" text:style-name="L128">
        <text:list-item>
          <text:p text:style-name="P140">Added progress bar tracking of block integration analysis because it can take an extended amount of time to complete the analysis when the light curve has many points.<text:line-break/></text:p>
        </text:list-item>
      </text:list>
      <text:p text:style-name="Standard">version 2.1.0</text:p>
      <text:list xml:id="list5672029882097555561" text:style-name="L129">
        <text:list-item>
          <text:p text:style-name="P14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581212649121180105" text:style-name="L130">
        <text:list-item>
          <text:p text:style-name="P142">Made the selection of Tooltip display 'sticky'</text:p>
        </text:list-item>
        <text:list-item>
          <text:p text:style-name="P142">Duration calculation when D and R span midnight now handled correctly</text:p>
        </text:list-item>
      </text:list>
      <text:p text:style-name="Standard"/>
      <text:p text:style-name="Standard">version 2.0.8</text:p>
      <text:list xml:id="list9164469708588970462" text:style-name="L131">
        <text:list-item>
          <text:p text:style-name="P143">toolTips changed to invoke and display in a custom dialog box that can be moved and resized to better accommodate legacy displays</text:p>
        </text:list-item>
        <text:list-item>
          <text:p text:style-name="P143">Calc flash timing calculation fixed to properly deal with the non-integer frame numbers that can result from field processed csv files</text:p>
        </text:list-item>
        <text:list-item>
          <text:p text:style-name="P143">Flash timing has been verified to work with integrated light curves</text:p>
        </text:list-item>
        <text:list-item>
          <text:p text:style-name="P14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348107044828490536" text:style-name="L132">
        <text:list-item>
          <text:p text:style-name="P144">Adds a button to calculate the edge position of an LED timing flash.</text:p>
        </text:list-item>
        <text:list-item>
          <text:p text:style-name="P14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44">Adds the ability to select which light curve is to be analyzed. <text:s/>Previous versions would only analyze the first light curve for D and R events. <text:s/>This flexibility is <text:soft-page-break/>useful in general, but was particularly needed to support LED flash timing.</text:p>
        </text:list-item>
        <text:list-item>
          <text:p text:style-name="P144">Adds a checkbox to force manual entry of timestamp info. <text:s/>This is useful when OCR on a VTI timed light curve has catastrophic errors. <text:s/>It is always employed when using LED flash timing.</text:p>
        </text:list-item>
      </text:list>
      <text:list xml:id="list2812998040970408956" text:style-name="L133">
        <text:list-item>
          <text:p text:style-name="P14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862632684436434724" text:style-name="L134">
        <text:list-item>
          <text:p text:style-name="P14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3302797323912890437" text:style-name="L135">
        <text:list-item>
          <text:p text:style-name="P147">files generated by pyote now contain PYOTE in the filename.<text:line-break/></text:p>
        </text:list-item>
        <text:list-item>
          <text:p text:style-name="P14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070546014110332044" text:style-name="L136">
        <text:list-item>
          <text:p text:style-name="P14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359016507815804309" text:style-name="L137">
        <text:list-item>
          <text:p text:style-name="P14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821230960391475484" text:style-name="L138">
        <text:list-item>
          <text:p text:style-name="P15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8343419725414066285" text:style-name="L139">
        <text:list-item>
          <text:p text:style-name="P151">improved handling of D and R region selection so that one cannot enter an invalid configuration --- automatic corrections/changes are applied.<text:line-break/></text:p>
        </text:list-item>
        <text:list-item>
          <text:p text:style-name="P151">incorporates a new 'solver' that no longer requires an initial estimation of baseline noise. <text:s/>This 'solver' is also much faster. <text:s/>With this 'solver', the two-pass <text:soft-page-break/>modification added in version 1.46 is no longer needed.<text:line-break/></text:p>
        </text:list-item>
        <text:list-item>
          <text:p text:style-name="P15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5644657042391719653" text:style-name="L140">
        <text:list-item>
          <text:p text:style-name="P152">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7366687388906576853" text:style-name="L141">
        <text:list-item>
          <text:p text:style-name="P15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5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354853735475768678" text:style-name="L142">
        <text:list-item>
          <text:p text:style-name="P154">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68648501927241101" text:style-name="L143">
        <text:list-item>
          <text:p text:style-name="P15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6729882173494861531" text:style-name="L144">
        <text:list-item>
          <text:p text:style-name="P15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9T06:54:34</dc:date>
    <meta:editing-cycles>183</meta:editing-cycles>
    <meta:editing-duration>P1DT2H6M57S</meta:editing-duration>
    <dc:creator>Robert Anderson</dc:creator>
    <meta:document-statistic meta:table-count="0" meta:image-count="3" meta:object-count="0" meta:page-count="26" meta:paragraph-count="382" meta:word-count="9921" meta:character-count="57815"/>
    <meta:template xlink:type="simple" xlink:actuate="onRequest" xlink:title="" xlink:href="Normal"/>
  </office:meta>
</office:document-meta>
</file>